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f9a46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f9a46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f9a46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f9a46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f9a46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f9a46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f9a46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f9a46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f9a46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f9a46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f9a46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f9a46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f9a46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f9a46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f9a46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f9a46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f9a46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Monikha Patricia Gómez Guevara 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30/3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510808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Nerys Leopoldo Gómez Guzmán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33833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20.60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9" meta:character-count="1176" meta:non-whitespace-character-count="1007"/>
    <meta:template xlink:type="simple" xlink:actuate="onRequest" xlink:title="Normal" xlink:href=""/>
  </office:meta>
</office:document-meta>
</file>